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3032" calcext:value-type="float">
            <text:p>98.1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37752" calcext:value-type="float">
            <text:p>97.8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67648" calcext:value-type="float">
            <text:p>97.7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368" calcext:value-type="float">
            <text:p>98.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21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88" calcext:value-type="float">
            <text:p>97.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20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264" calcext:value-type="float">
            <text:p>96.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18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68872" calcext:value-type="float">
            <text:p>95.3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37024" calcext:value-type="float">
            <text:p>93.5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1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44416" calcext:value-type="float">
            <text:p>93.2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1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51808" calcext:value-type="float">
            <text:p>92.9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864" calcext:value-type="float">
            <text:p>91.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1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25216" calcext:value-type="float">
            <text:p>92.0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244" calcext:value-type="float">
            <text:p>91.9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8912" calcext:value-type="float">
            <text:p>91.8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07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06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0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40144" calcext:value-type="float">
            <text:p>95.6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200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1456" calcext:value-type="float">
            <text:p>100.0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9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2096" calcext:value-type="float">
            <text:p>99.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9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7568" calcext:value-type="float">
            <text:p>97.1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9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90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8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21256" calcext:value-type="float">
            <text:p>90.8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88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3708" calcext:value-type="float">
            <text:p>90.9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8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44472" calcext:value-type="float">
            <text:p>90.6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8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4792" calcext:value-type="float">
            <text:p>89.3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8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922" calcext:value-type="float">
            <text:p>89.9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8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8016" calcext:value-type="float">
            <text:p>87.7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8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39728" calcext:value-type="float">
            <text:p>87.7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7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32008" calcext:value-type="float">
            <text:p>86.9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7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0768" calcext:value-type="float">
            <text:p>84.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6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6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5296" calcext:value-type="float">
            <text:p>73.6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6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5868" calcext:value-type="float">
            <text:p>73.25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5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4944" calcext:value-type="float">
            <text:p>73.08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441801</text:p>
          </table:table-cell>
          <table:table-cell office:value-type="string" calcext:value-type="string">
            <text:p>195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